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31.png" manifest:media-type="image/png"/>
  <manifest:file-entry manifest:full-path="media/image27.png" manifest:media-type="image/png"/>
  <manifest:file-entry manifest:full-path="media/image32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8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3.png" manifest:media-type="image/png"/>
  <manifest:file-entry manifest:full-path="media/image23.png" manifest:media-type="image/png"/>
  <manifest:file-entry manifest:full-path="media/image21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3" style:parent-style-name="Standard" style:family="paragraph">
      <style:text-properties fo:language="en" fo:country="US"/>
    </style:style>
    <style:style style:name="T1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7" style:parent-style-name="Standard" style:family="paragraph">
      <style:text-properties fo:language="en" fo:country="US"/>
    </style:style>
    <style:style style:name="T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0" style:parent-style-name="Standard" style:family="paragraph">
      <style:text-properties fo:language="en" fo:country="US"/>
    </style:style>
    <style:style style:name="T2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4" style:parent-style-name="Standard" style:family="paragraph">
      <style:text-properties fo:language="en" fo:country="US"/>
    </style:style>
    <style:style style:name="T2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3" style:parent-style-name="Основнойшрифтабзаца" style:family="text">
      <style:text-properties fo:language="ru" fo:country="RU"/>
    </style:style>
    <style:style style:name="P44" style:parent-style-name="Standard" style:family="paragraph">
      <style:text-properties fo:language="en" fo:country="US"/>
    </style:style>
    <style:style style:name="T4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6" style:parent-style-name="Standard" style:family="paragraph">
      <style:text-properties fo:language="en" fo:country="US"/>
    </style:style>
    <style:style style:name="T4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9" style:parent-style-name="Standard" style:family="paragraph">
      <style:text-properties fo:language="en" fo:country="US"/>
    </style:style>
    <style:style style:name="T5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5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5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1</text:p>
      <text:p text:style-name="Standard"><text:span text:style-name="T2"><draw:frame draw:style-name="a0" draw:name="Рисунок 1" text:anchor-type="as-char" svg:x="0in" svg:y="0in" svg:width="1.03112in" svg:height="0.22914in" style:rel-width="scale" style:rel-height="scale"><draw:image xlink:href="media/image1.png" xlink:type="simple" xlink:show="embed" xlink:actuate="onLoad"/><svg:title/><svg:desc/></draw:frame></text:span><text:span text:style-name="T3"><draw:frame draw:style-name="a1" draw:name="Рисунок 2" text:anchor-type="as-char" svg:x="0in" svg:y="0in" svg:width="0.55201in" svg:height="0.22914in" style:rel-width="scale" style:rel-height="scale"><draw:image xlink:href="media/image2.png" xlink:type="simple" xlink:show="embed" xlink:actuate="onLoad"/><svg:title/><svg:desc/></draw:frame></text:span><text:span text:style-name="T4"><draw:frame draw:style-name="a2" draw:name="Рисунок 3" text:anchor-type="as-char" svg:x="0in" svg:y="0in" svg:width="2.40595in" svg:height="0.52077in" style:rel-width="scale" style:rel-height="scale"><draw:image xlink:href="media/image3.png" xlink:type="simple" xlink:show="embed" xlink:actuate="onLoad"/><svg:title/><svg:desc/></draw:frame></text:span><text:span text:style-name="T5"><draw:frame draw:style-name="a3" draw:name="Рисунок 4" text:anchor-type="as-char" svg:x="0in" svg:y="0in" svg:width="1.5623in" svg:height="0.47911in" style:rel-width="scale" style:rel-height="scale"><draw:image xlink:href="media/image4.png" xlink:type="simple" xlink:show="embed" xlink:actuate="onLoad"/><svg:title/><svg:desc/></draw:frame></text:span><text:span text:style-name="T6"><draw:frame draw:style-name="a4" draw:name="Рисунок 5" text:anchor-type="as-char" svg:x="0in" svg:y="0in" svg:width="1.58314in" svg:height="0.47911in" style:rel-width="scale" style:rel-height="scale"><draw:image xlink:href="media/image5.png" xlink:type="simple" xlink:show="embed" xlink:actuate="onLoad"/><svg:title/><svg:desc/></draw:frame></text:span><text:span text:style-name="T7"><draw:frame draw:style-name="a5" draw:name="Рисунок 6" text:anchor-type="as-char" svg:x="0in" svg:y="0in" svg:width="2.46844in" svg:height="0.47911in" style:rel-width="scale" style:rel-height="scale"><draw:image xlink:href="media/image6.png" xlink:type="simple" xlink:show="embed" xlink:actuate="onLoad"/><svg:title/><svg:desc/></draw:frame></text:span><text:span text:style-name="T8"><draw:frame draw:style-name="a6" draw:name="Рисунок 7" text:anchor-type="as-char" svg:x="0in" svg:y="0in" svg:width="2.48927in" svg:height="0.47911in" style:rel-width="scale" style:rel-height="scale"><draw:image xlink:href="media/image7.png" xlink:type="simple" xlink:show="embed" xlink:actuate="onLoad"/><svg:title/><svg:desc/></draw:frame></text:span><text:span text:style-name="T9"><draw:frame draw:style-name="a7" draw:name="Рисунок 8" text:anchor-type="as-char" svg:x="0in" svg:y="0in" svg:width="1.58314in" svg:height="0.46869in" style:rel-width="scale" style:rel-height="scale"><draw:image xlink:href="media/image8.png" xlink:type="simple" xlink:show="embed" xlink:actuate="onLoad"/><svg:title/><svg:desc/></draw:frame></text:span><text:span text:style-name="T10"><draw:frame draw:style-name="a8" draw:name="Рисунок 9" text:anchor-type="as-char" svg:x="0in" svg:y="0in" svg:width="1.59355in" svg:height="0.22914in" style:rel-width="scale" style:rel-height="scale"><draw:image xlink:href="media/image9.png" xlink:type="simple" xlink:show="embed" xlink:actuate="onLoad"/><svg:title/><svg:desc/></draw:frame></text:span><text:span text:style-name="T11"><draw:frame draw:style-name="a9" draw:name="Рисунок 10" text:anchor-type="as-char" svg:x="0in" svg:y="0in" svg:width="1.78103in" svg:height="0.43745in" style:rel-width="scale" style:rel-height="scale"><draw:image xlink:href="media/image10.png" xlink:type="simple" xlink:show="embed" xlink:actuate="onLoad"/><svg:title/><svg:desc/></draw:frame></text:span><text:span text:style-name="T12"><draw:frame draw:style-name="a10" draw:name="Рисунок 20" text:anchor-type="as-char" svg:x="0in" svg:y="0in" svg:width="3.41624in" svg:height="3.19752in" style:rel-width="scale" style:rel-height="scale"><draw:image xlink:href="media/image11.png" xlink:type="simple" xlink:show="embed" xlink:actuate="onLoad"/><svg:title/><svg:desc/></draw:frame></text:span></text:p>
      <text:p text:style-name="P13">2</text:p>
      <text:p text:style-name="Standard"><text:span text:style-name="T14"><draw:frame draw:style-name="a11" draw:name="Рисунок 12" text:anchor-type="as-char" svg:x="0in" svg:y="0in" svg:width="1.43732in" svg:height="0.30205in" style:rel-width="scale" style:rel-height="scale"><draw:image xlink:href="media/image12.png" xlink:type="simple" xlink:show="embed" xlink:actuate="onLoad"/><svg:title/><svg:desc/></draw:frame></text:span><text:span text:style-name="T15"><draw:frame draw:style-name="a12" draw:name="Рисунок 13" text:anchor-type="as-char" svg:x="0in" svg:y="0in" svg:width="1.73937in" svg:height="0.22914in" style:rel-width="scale" style:rel-height="scale"><draw:image xlink:href="media/image13.png" xlink:type="simple" xlink:show="embed" xlink:actuate="onLoad"/><svg:title/><svg:desc/></draw:frame></text:span><text:span text:style-name="T16"><draw:frame draw:style-name="a13" draw:name="Рисунок 14" text:anchor-type="as-char" svg:x="0in" svg:y="0in" svg:width="3.08295in" svg:height="2.56218in" style:rel-width="scale" style:rel-height="scale"><draw:image xlink:href="media/image14.png" xlink:type="simple" xlink:show="embed" xlink:actuate="onLoad"/><svg:title/><svg:desc/></draw:frame></text:span></text:p>
      <text:p text:style-name="P17">3</text:p>
      <text:soft-page-break/>
      <text:p text:style-name="Standard"><text:span text:style-name="T18"><draw:frame draw:style-name="a14" draw:name="Рисунок 15" text:anchor-type="as-char" svg:x="0in" svg:y="0in" svg:width="1.40607in" svg:height="0.22914in" style:rel-width="scale" style:rel-height="scale"><draw:image xlink:href="media/image15.png" xlink:type="simple" xlink:show="embed" xlink:actuate="onLoad"/><svg:title/><svg:desc/></draw:frame></text:span><text:span text:style-name="T19"><draw:frame draw:style-name="a15" draw:name="Рисунок 16" text:anchor-type="as-char" svg:x="0in" svg:y="0in" svg:width="2.86423in" svg:height="2.86423in" style:rel-width="scale" style:rel-height="scale"><draw:image xlink:href="media/image16.png" xlink:type="simple" xlink:show="embed" xlink:actuate="onLoad"/><svg:title/><svg:desc/></draw:frame></text:span></text:p>
      <text:p text:style-name="P20">4</text:p>
      <text:p text:style-name="Standard"><text:span text:style-name="T21"><draw:frame draw:style-name="a16" draw:name="Рисунок 24" text:anchor-type="as-char" svg:x="0in" svg:y="0in" svg:width="1.13527in" svg:height="0.2708in" style:rel-width="scale" style:rel-height="scale"><draw:image xlink:href="media/image17.png" xlink:type="simple" xlink:show="embed" xlink:actuate="onLoad"/><svg:title/><svg:desc/></draw:frame></text:span><text:span text:style-name="T22"><draw:frame draw:style-name="a17" draw:name="Рисунок 18" text:anchor-type="as-char" svg:x="0in" svg:y="0in" svg:width="1.55189in" svg:height="1.70812in" style:rel-width="scale" style:rel-height="scale"><draw:image xlink:href="media/image18.png" xlink:type="simple" xlink:show="embed" xlink:actuate="onLoad"/><svg:title/><svg:desc/></draw:frame></text:span><text:span text:style-name="T23"><draw:frame draw:style-name="a18" draw:name="Рисунок 23" text:anchor-type="as-char" svg:x="0in" svg:y="0in" svg:width="3.61413in" svg:height="2.99962in" style:rel-width="scale" style:rel-height="scale"><draw:image xlink:href="media/image19.png" xlink:type="simple" xlink:show="embed" xlink:actuate="onLoad"/><svg:title/><svg:desc/></draw:frame></text:span></text:p>
      <text:p text:style-name="P24">5</text:p>
      <text:p text:style-name="Standard"><text:span text:style-name="T25"><draw:frame draw:style-name="a19" draw:name="Рисунок 26" text:anchor-type="as-char" svg:x="0in" svg:y="0in" svg:width="0.68741in" svg:height="0.2708in" style:rel-width="scale" style:rel-height="scale"><draw:image xlink:href="media/image20.png" xlink:type="simple" xlink:show="embed" xlink:actuate="onLoad"/><svg:title/><svg:desc/></draw:frame></text:span><text:span text:style-name="T26"><draw:frame draw:style-name="a20" draw:name="Рисунок 30" text:anchor-type="as-char" svg:x="0in" svg:y="0in" svg:width="1.64563in" svg:height="0.53118in" style:rel-width="scale" style:rel-height="scale"><draw:image xlink:href="media/image21.png" xlink:type="simple" xlink:show="embed" xlink:actuate="onLoad"/><svg:title/><svg:desc/></draw:frame></text:span><text:span text:style-name="T27"><draw:frame draw:style-name="a21" draw:name="Рисунок 31" text:anchor-type="as-char" svg:x="0in" svg:y="0in" svg:width="0.44786in" svg:height="0.2708in" style:rel-width="scale" style:rel-height="scale"><draw:image xlink:href="media/image22.png" xlink:type="simple" xlink:show="embed" xlink:actuate="onLoad"/><svg:title/><svg:desc/></draw:frame></text:span><text:span text:style-name="T28"><draw:frame draw:style-name="a22" draw:name="Рисунок 32" text:anchor-type="as-char" svg:x="0in" svg:y="0in" svg:width="0.51035in" svg:height="0.2708in" style:rel-width="scale" style:rel-height="scale"><draw:image xlink:href="media/image23.png" xlink:type="simple" xlink:show="embed" xlink:actuate="onLoad"/><svg:title/><svg:desc/></draw:frame></text:span><text:span text:style-name="T29"><draw:frame draw:style-name="a23" draw:name="Рисунок 33" text:anchor-type="as-char" svg:x="0in" svg:y="0in" svg:width="2.36429in" svg:height="0.57285in" style:rel-width="scale" style:rel-height="scale"><draw:image xlink:href="media/image24.png" xlink:type="simple" xlink:show="embed" xlink:actuate="onLoad"/><svg:title/><svg:desc/></draw:frame></text:span><text:span text:style-name="T30"><draw:frame draw:style-name="a24" draw:name="Рисунок 34" text:anchor-type="as-char" svg:x="0in" svg:y="0in" svg:width="1.37483in" svg:height="0.59368in" style:rel-width="scale" style:rel-height="scale"><draw:image xlink:href="media/image25.png" xlink:type="simple" xlink:show="embed" xlink:actuate="onLoad"/><svg:title/><svg:desc/></draw:frame></text:span></text:p>
      <text:p text:style-name="Standard">6</text:p>
      <text:p text:style-name="Standard"><text:span text:style-name="T31"><draw:frame draw:style-name="a25" draw:name="Рисунок 35" text:anchor-type="as-char" svg:x="0in" svg:y="0in" svg:width="1.28109in" svg:height="0.55201in" style:rel-width="scale" style:rel-height="scale"><draw:image xlink:href="media/image26.png" xlink:type="simple" xlink:show="embed" xlink:actuate="onLoad"/><svg:title/><svg:desc/></draw:frame></text:span></text:p>
      <text:p text:style-name="Standard">6.1</text:p>
      <text:p text:style-name="Standard"><text:span text:style-name="T32"><draw:frame draw:style-name="a26" draw:name="Рисунок 37" text:anchor-type="as-char" svg:x="0in" svg:y="0in" svg:width="0.95821in" svg:height="0.29163in" style:rel-width="scale" style:rel-height="scale"><draw:image xlink:href="media/image27.png" xlink:type="simple" xlink:show="embed" xlink:actuate="onLoad"/><svg:title/><svg:desc/></draw:frame></text:span><text:span text:style-name="T33"><draw:frame draw:style-name="a27" draw:name="Рисунок 38" text:anchor-type="as-char" svg:x="0in" svg:y="0in" svg:width="2.21847in" svg:height="1.04154in" style:rel-width="scale" style:rel-height="scale"><draw:image xlink:href="media/image28.png" xlink:type="simple" xlink:show="embed" xlink:actuate="onLoad"/><svg:title/><svg:desc/></draw:frame></text:span></text:p>
      <text:p text:style-name="Standard">6.2</text:p>
      <text:soft-page-break/>
      <text:p text:style-name="Standard"><text:span text:style-name="T34"><draw:frame draw:style-name="a28" draw:name="Рисунок 39" text:anchor-type="as-char" svg:x="0in" svg:y="0in" svg:width="2.40595in" svg:height="0.89572in" style:rel-width="scale" style:rel-height="scale"><draw:image xlink:href="media/image29.png" xlink:type="simple" xlink:show="embed" xlink:actuate="onLoad"/><svg:title/><svg:desc/></draw:frame></text:span><text:span text:style-name="T35"><draw:frame draw:style-name="a29" draw:name="Рисунок 40" text:anchor-type="as-char" svg:x="0in" svg:y="0in" svg:width="2.53093in" svg:height="0.89572in" style:rel-width="scale" style:rel-height="scale"><draw:image xlink:href="media/image30.png" xlink:type="simple" xlink:show="embed" xlink:actuate="onLoad"/><svg:title/><svg:desc/></draw:frame></text:span><text:span text:style-name="T36"><draw:frame draw:style-name="a30" draw:name="Рисунок 41" text:anchor-type="as-char" svg:x="0in" svg:y="0in" svg:width="2.1664in" svg:height="0.89572in" style:rel-width="scale" style:rel-height="scale"><draw:image xlink:href="media/image31.png" xlink:type="simple" xlink:show="embed" xlink:actuate="onLoad"/><svg:title/><svg:desc/></draw:frame></text:span><text:span text:style-name="T37"><draw:frame draw:style-name="a31" draw:name="Рисунок 42" text:anchor-type="as-char" svg:x="0in" svg:y="0in" svg:width="2.53093in" svg:height="0.89572in" style:rel-width="scale" style:rel-height="scale"><draw:image xlink:href="media/image32.png" xlink:type="simple" xlink:show="embed" xlink:actuate="onLoad"/><svg:title/><svg:desc/></draw:frame></text:span><text:span text:style-name="T38"><draw:frame draw:style-name="a32" draw:name="Рисунок 43" text:anchor-type="as-char" svg:x="0in" svg:y="0in" svg:width="2.13515in" svg:height="0.59368in" style:rel-width="scale" style:rel-height="scale"><draw:image xlink:href="media/image33.png" xlink:type="simple" xlink:show="embed" xlink:actuate="onLoad"/><svg:title/><svg:desc/></draw:frame></text:span><text:span text:style-name="T39"><draw:frame draw:style-name="a33" draw:name="Рисунок 44" text:anchor-type="as-char" svg:x="0in" svg:y="0in" svg:width="2.46844in" svg:height="0.59368in" style:rel-width="scale" style:rel-height="scale"><draw:image xlink:href="media/image34.png" xlink:type="simple" xlink:show="embed" xlink:actuate="onLoad"/><svg:title/><svg:desc/></draw:frame></text:span></text:p>
      <text:p text:style-name="Standard">6.3</text:p>
      <text:p text:style-name="Standard"><text:span text:style-name="T40"><draw:frame draw:style-name="a34" draw:name="Рисунок 45" text:anchor-type="as-char" svg:x="0in" svg:y="0in" svg:width="1.57272in" svg:height="0.57285in" style:rel-width="scale" style:rel-height="scale"><draw:image xlink:href="media/image35.png" xlink:type="simple" xlink:show="embed" xlink:actuate="onLoad"/><svg:title/><svg:desc/></draw:frame></text:span><text:span text:style-name="T41"><draw:frame draw:style-name="a35" draw:name="Рисунок 46" text:anchor-type="as-char" svg:x="0in" svg:y="0in" svg:width="0.72908in" svg:height="0.2708in" style:rel-width="scale" style:rel-height="scale"><draw:image xlink:href="media/image36.png" xlink:type="simple" xlink:show="embed" xlink:actuate="onLoad"/><svg:title/><svg:desc/></draw:frame></text:span></text:p>
      <text:p text:style-name="Standard">6.4</text:p>
      <text:p text:style-name="Standard"><text:span text:style-name="T42"><draw:frame draw:style-name="a36" draw:name="Рисунок 47" text:anchor-type="as-char" svg:x="0in" svg:y="0in" svg:width="0.8124in" svg:height="0.55201in" style:rel-width="scale" style:rel-height="scale"><draw:image xlink:href="media/image37.png" xlink:type="simple" xlink:show="embed" xlink:actuate="onLoad"/><svg:title/><svg:desc/></draw:frame></text:span><text:span text:style-name="T43">четная</text:span></text:p>
      <text:p text:style-name="P44">6.5</text:p>
      <text:p text:style-name="Standard"><text:span text:style-name="T45"><draw:frame draw:style-name="a37" draw:name="Рисунок 48" text:anchor-type="as-char" svg:x="0in" svg:y="0in" svg:width="4.64525in" svg:height="0.64575in" style:rel-width="scale" style:rel-height="scale"><draw:image xlink:href="media/image38.png" xlink:type="simple" xlink:show="embed" xlink:actuate="onLoad"/><svg:title/><svg:desc/></draw:frame></text:span></text:p>
      <text:p text:style-name="P46">6.6</text:p>
      <text:p text:style-name="Standard"><text:span text:style-name="T47"><draw:frame draw:style-name="a38" draw:name="Рисунок 49" text:anchor-type="as-char" svg:x="0in" svg:y="0in" svg:width="6.69306in" svg:height="0.64236in" style:rel-width="scale" style:rel-height="scale"><draw:image xlink:href="media/image39.png" xlink:type="simple" xlink:show="embed" xlink:actuate="onLoad"/><svg:title/><svg:desc/></draw:frame></text:span><text:span text:style-name="T48"><draw:frame draw:style-name="a39" draw:name="Рисунок 50" text:anchor-type="as-char" svg:x="0in" svg:y="0in" svg:width="2.07266in" svg:height="0.64575in" style:rel-width="scale" style:rel-height="scale"><draw:image xlink:href="media/image40.png" xlink:type="simple" xlink:show="embed" xlink:actuate="onLoad"/><svg:title/><svg:desc/></draw:frame></text:span></text:p>
      <text:p text:style-name="P49">6.7</text:p>
      <text:p text:style-name="Standard"><text:span text:style-name="T50"><draw:frame draw:style-name="a40" draw:name="Рисунок 51" text:anchor-type="as-char" svg:x="0in" svg:y="0in" svg:width="1.28109in" svg:height="0.55201in" style:rel-width="scale" style:rel-height="scale"><draw:image xlink:href="media/image26.png" xlink:type="simple" xlink:show="embed" xlink:actuate="onLoad"/><svg:title/><svg:desc/></draw:frame></text:span><text:span text:style-name="T51"><draw:frame draw:style-name="a41" draw:name="Рисунок 52" text:anchor-type="as-char" svg:x="0in" svg:y="0in" svg:width="1.31234in" svg:height="0.29163in" style:rel-width="scale" style:rel-height="scale"><draw:image xlink:href="media/image41.png" xlink:type="simple" xlink:show="embed" xlink:actuate="onLoad"/><svg:title/><svg:desc/></draw:frame></text:span><text:span text:style-name="T52"><draw:frame draw:style-name="a42" draw:name="Рисунок 54" text:anchor-type="as-char" svg:x="0in" svg:y="0in" svg:width="3.61413in" svg:height="3.37458in" style:rel-width="scale" style:rel-height="scale"><draw:image xlink:href="media/image4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clipseSpark </meta:initial-creator>
    <dc:creator>student</dc:creator>
    <meta:creation-date>2011-11-28T23:36:00Z</meta:creation-date>
    <dc:date>2019-10-07T05:54:00Z</dc:date>
    <meta:template xlink:href="Normal" xlink:type="simple"/>
    <meta:editing-cycles>11</meta:editing-cycles>
    <meta:editing-duration>PT2520S</meta:editing-duration>
    <meta:document-statistic meta:page-count="3" meta:paragraph-count="1" meta:word-count="15" meta:character-count="101" meta:row-count="1" meta:non-whitespace-character-count="87"/>
  </office:meta>
</office:document-meta>
</file>